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normal" fo:font-family="'Liberation Serif'" style:font-family-asian="'Liberation Serif'" style:font-family-complex="'Liberation Serif'"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office:automatic-styles>
  <office:body>
    <office:text>
      <text:p text:style-name="P1"><text:span text:style-name="T1">Rapport Séance 7(Oualid)</text:span></text:p>
      <text:p text:style-name="P1"><text:span text:style-name="T2"/></text:p>
      <text:p text:style-name="P2"><text:span text:style-name="T2"/></text:p>
      <text:p text:style-name="P2"><text:span text:style-name="T3">Lundi 25 Février 2019</text:span></text:p>
      <text:p text:style-name="P2"><text:span text:style-name="T3">Cette séance a éte consacré totalement à régler les toutes les erreurs de la semaine dernière. En effet, la semaine dernière nous avons commencé la partie Bluetooth qui doit contrôler la souris avec un "pad" de l'application Bluetooth Electronic.</text:span></text:p>
      <text:p text:style-name="P2"><text:span text:style-name="T3"/></text:p>
      <text:p text:style-name="P2"><text:span text:style-name="T3">Lorsqu'on appuie sur une zone du "pad" notre téléphone envoie ces coordonnées à Arduino, la coordonnée X et Y doivent être séparé pour ensuite utiliser la commande python moveto(X, Y), car il les envoie en un block, pas séparées.</text:span></text:p>
      <text:p text:style-name="P2"><text:span text:style-name="T3"/></text:p>
      <text:p text:style-name="P2"><text:span text:style-name="T3">Donc sur Arduino on doit juste sauvegarder ces données puis les envoyer à Pyton, contrairement à la semaine dernière où on recevait les coordonnées et ont essayé de séparer la coordonnée X et de la coordonnée Y (on lisant que les premières donnes avec ParseInt() puis les envoyer à Python, faire moveto(X, none), puis refaire un autre parseint() pour envoyer les donnés Y, c'était un casse-tête qui donnait beaucoup d'erreurs).</text:span></text:p>
      <text:p text:style-name="P2"><text:span text:style-name="T3"/></text:p>
      <text:p text:style-name="P2"><text:span text:style-name="T3">On a complètement modifié le programme.</text:span></text:p>
      <text:p text:style-name="P2"><text:span text:style-name="T3"/></text:p>
      <text:p text:style-name="P2"><text:span text:style-name="T3">Cette fois-ci arduino lit les données envoyées par le téléphone avec Serialread() et les envoie à Python et c'est ensuite sur Pytohn qu'on sépara la coordonnée X de la coordonnée Y avec la fonction split() de Python. Ceci a facilité beaucoup la tâche.</text:span></text:p>
      <text:p text:style-name="P2"><text:span text:style-name="T3">Malheureursemnt ont commencé la séance en essayant de faire pareil que la semaine dernière en corrigeant les erreurs, mais en vain, pendant les premières heures de la séance. Puis on a décidé de tout changer et opter par cette méthode qui marche.</text:span></text:p>
      <text:p text:style-name="P2"><text:span text:style-name="T3"/></text:p>
      <text:p text:style-name="P2"><text:span text:style-name="T3">Nous pouvons d'orse et déjà contrôler la souris à distance avec un "pad".</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